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 draw:shadow="hidden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4cm" fo:min-width="5.86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stroke="none" svg:stroke-color="#000000" draw:fill="none" draw:fill-color="#ffffff" fo:min-height="0.925cm" draw:shadow="hidden"/>
    </style:style>
    <style:style style:name="P1" style:family="paragraph">
      <style:paragraph-properties fo:margin-left="0cm" fo:margin-right="0cm" fo:text-align="center" fo:text-indent="0cm"/>
      <style:text-properties fo:font-size="10pt"/>
    </style:style>
    <style:style style:name="P2" style:family="paragraph">
      <style:paragraph-properties fo:margin-left="0cm" fo:margin-right="0cm" fo:text-align="center" fo:text-indent="0cm"/>
      <style:text-properties fo:font-size="10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9" draw:layer="layout" svg:width="2.54cm" svg:height="2.54cm" svg:x="9.255cm" svg:y="2.27cm">
          <text:p text:style-name="P1"><text:span text:style-name="T1">Isomorphic</text:span></text:p>
          <text:p text:style-name="P1"><text:span text:style-name="T1">Transform</text:span></text:p>
          <text:p text:style-name="P1"><text:span text:style-name="T1">(Matrix Mul)</text:span></text:p>
        </draw:rect>
        <draw:rect draw:style-name="gr1" draw:text-style-name="P3" draw:id="id1" draw:layer="layout" svg:width="1.27cm" svg:height="1.27cm" svg:x="13.7cm" svg:y="8.62cm">
          <text:p text:style-name="P3">Square</text:p>
        </draw:rect>
        <draw:rect draw:style-name="gr1" draw:text-style-name="P2" draw:id="id2" draw:layer="layout" svg:width="1.27cm" svg:height="1.27cm" svg:x="13.7cm" svg:y="11.795cm">
          <text:p text:style-name="P2">Mul</text:p>
          <text:p text:style-name="P2">Lambda</text:p>
        </draw:rect>
        <draw:rect draw:style-name="gr1" draw:text-style-name="P2" draw:id="id4" draw:layer="layout" svg:width="1.905cm" svg:height="1.905cm" svg:x="9.89cm" svg:y="16.875cm">
          <text:p text:style-name="P2">Mul</text:p>
          <text:p text:style-name="P2">Inverse</text:p>
        </draw:rect>
        <draw:rect draw:style-name="gr1" draw:text-style-name="P2" draw:id="id3" draw:layer="layout" svg:width="1.21cm" svg:height="1.21cm" svg:x="10.244cm" svg:y="14.246cm">
          <text:p text:style-name="P2">Addition</text:p>
        </draw:rect>
        <draw:rect draw:style-name="gr1" draw:text-style-name="P2" draw:id="id10" draw:layer="layout" svg:width="1.27cm" svg:height="1.27cm" svg:x="5.445cm" svg:y="7.35cm">
          <text:p text:style-name="P2">Addition</text:p>
        </draw:rect>
        <draw:rect draw:style-name="gr1" draw:text-style-name="P2" draw:id="id8" draw:layer="layout" svg:width="1.27cm" svg:height="1.27cm" svg:x="5.445cm" svg:y="11.795cm">
          <text:p text:style-name="P2">Mul</text:p>
        </draw:rect>
        <draw:rect draw:style-name="gr1" draw:text-style-name="P2" draw:id="id5" draw:layer="layout" svg:width="1.27cm" svg:height="1.27cm" svg:x="7.985cm" svg:y="20.05cm">
          <text:p text:style-name="P2">Mul</text:p>
        </draw:rect>
        <draw:rect draw:style-name="gr1" draw:text-style-name="P2" draw:id="id6" draw:layer="layout" svg:width="1.27cm" svg:height="1.27cm" svg:x="12.43cm" svg:y="20.05cm">
          <text:p text:style-name="P2">Mul</text:p>
        </draw:rect>
        <draw:rect draw:style-name="gr1" draw:text-style-name="P2" draw:id="id7" draw:layer="layout" svg:width="2.54cm" svg:height="2.54cm" svg:x="9.89cm" svg:y="23.225cm">
          <text:p text:style-name="P1"><text:span text:style-name="T1">Inverse</text:span></text:p>
          <text:p text:style-name="P1"><text:span text:style-name="T1">Isomorphic</text:span></text:p>
          <text:p text:style-name="P1"><text:span text:style-name="T1">Transform</text:span></text:p>
          <text:p text:style-name="P1"><text:span text:style-name="T1">Affine</text:span></text:p>
          <text:p text:style-name="P1"><text:span text:style-name="T1">Transform</text:span></text:p>
          <text:p text:style-name="P1"><text:span text:style-name="T1">(Matrix Mul)</text:span></text:p>
        </draw:rect>
        <draw:connector draw:style-name="gr2" draw:text-style-name="P4" draw:layer="layout" svg:x1="14.335cm" svg:y1="9.89cm" svg:x2="14.335cm" svg:y2="11.795cm" draw:start-shape="id1" draw:start-glue-point="2" draw:end-shape="id2" draw:end-glue-point="0">
          <text:p text:style-name="P6"/>
        </draw:connector>
        <draw:connector draw:style-name="gr2" draw:text-style-name="P4" draw:layer="layout" svg:x1="10.849cm" svg:y1="15.456cm" svg:x2="10.842cm" svg:y2="16.875cm" draw:start-shape="id3" draw:start-glue-point="2" draw:end-shape="id4" draw:end-glue-point="0">
          <text:p text:style-name="P6"/>
        </draw:connector>
        <draw:connector draw:style-name="gr2" draw:text-style-name="P4" draw:layer="layout" svg:x1="10.842cm" svg:y1="18.78cm" svg:x2="8.62cm" svg:y2="20.05cm" draw:start-shape="id4" draw:start-glue-point="2" draw:end-shape="id5" draw:end-glue-point="0">
          <text:p text:style-name="P6"/>
        </draw:connector>
        <draw:connector draw:style-name="gr2" draw:text-style-name="P4" draw:layer="layout" svg:x1="10.842cm" svg:y1="18.78cm" svg:x2="13.065cm" svg:y2="20.05cm" draw:start-shape="id4" draw:start-glue-point="2" draw:end-shape="id6" draw:end-glue-point="0">
          <text:p text:style-name="P6"/>
        </draw:connector>
        <draw:connector draw:style-name="gr2" draw:text-style-name="P4" draw:layer="layout" svg:x1="8.62cm" svg:y1="21.32cm" svg:x2="11.16cm" svg:y2="23.225cm" draw:start-shape="id5" draw:start-glue-point="2" draw:end-shape="id7" draw:end-glue-point="0">
          <text:p text:style-name="P6"/>
        </draw:connector>
        <draw:connector draw:style-name="gr2" draw:text-style-name="P4" draw:layer="layout" svg:x1="13.065cm" svg:y1="21.32cm" svg:x2="11.16cm" svg:y2="23.225cm" draw:start-shape="id6" draw:start-glue-point="2" draw:end-shape="id7" draw:end-glue-point="0">
          <text:p text:style-name="P6"/>
        </draw:connector>
        <draw:connector draw:style-name="gr2" draw:text-style-name="P5" draw:layer="layout" svg:x1="6.08cm" svg:y1="13.065cm" svg:x2="10.849cm" svg:y2="14.246cm" draw:start-shape="id8" draw:start-glue-point="2" draw:end-shape="id3" draw:end-glue-point="0">
          <text:p text:style-name="P6"/>
        </draw:connector>
        <draw:connector draw:style-name="gr2" draw:text-style-name="P5" draw:layer="layout" svg:x1="14.335cm" svg:y1="13.065cm" svg:x2="10.849cm" svg:y2="14.246cm" draw:start-shape="id2" draw:start-glue-point="2" draw:end-shape="id3" draw:end-glue-point="0">
          <text:p text:style-name="P6"/>
        </draw:connector>
        <draw:connector draw:style-name="gr2" draw:text-style-name="P5" draw:id="id12" draw:layer="layout" svg:x1="10.525cm" svg:y1="4.81cm" svg:x2="6.08cm" svg:y2="7.35cm" draw:start-shape="id9" draw:start-glue-point="2" draw:end-shape="id10" draw:end-glue-point="0">
          <text:p text:style-name="P6"/>
        </draw:connector>
        <draw:connector draw:style-name="gr2" draw:text-style-name="P5" draw:id="id11" draw:layer="layout" svg:x1="10.525cm" svg:y1="4.81cm" svg:x2="14.335cm" svg:y2="8.62cm" draw:start-shape="id9" draw:start-glue-point="2" draw:end-shape="id1" draw:end-glue-point="0">
          <text:p text:style-name="P6"/>
        </draw:connector>
        <draw:connector draw:style-name="gr2" draw:text-style-name="P5" draw:id="id13" draw:layer="layout" svg:x1="6.08cm" svg:y1="8.62cm" svg:x2="6.08cm" svg:y2="11.795cm" draw:start-shape="id10" draw:start-glue-point="2" draw:end-shape="id8" draw:end-glue-point="0">
          <text:p text:style-name="P6"/>
        </draw:connector>
        <draw:connector draw:style-name="gr2" draw:text-style-name="P5" draw:layer="layout" draw:line-skew="3.922cm" svg:x1="12.43cm" svg:y1="6.715cm" svg:x2="6.715cm" svg:y2="7.985cm" draw:start-shape="id11" draw:start-glue-point="0" draw:end-shape="id10" draw:end-glue-point="1">
          <text:p text:style-name="P6"/>
        </draw:connector>
        <draw:connector draw:style-name="gr2" draw:text-style-name="P5" draw:layer="layout" svg:x1="8.302cm" svg:y1="6.08cm" svg:x2="6.715cm" svg:y2="12.43cm" draw:start-shape="id12" draw:start-glue-point="0" draw:end-shape="id8" draw:end-glue-point="1">
          <text:p text:style-name="P6"/>
        </draw:connector>
        <draw:connector draw:style-name="gr2" draw:text-style-name="P5" draw:layer="layout" draw:line-skew="-2.97cm" svg:x1="6.08cm" svg:y1="10.207cm" svg:x2="7.985cm" svg:y2="20.685cm" draw:start-shape="id13" draw:start-glue-point="0" draw:end-shape="id5" draw:end-glue-point="3">
          <text:p text:style-name="P6"/>
        </draw:connector>
        <draw:connector draw:style-name="gr2" draw:text-style-name="P5" draw:layer="layout" draw:line-skew="1.18cm" svg:x1="12.43cm" svg:y1="6.715cm" svg:x2="13.7cm" svg:y2="20.685cm" draw:start-shape="id11" draw:start-glue-point="0" draw:end-shape="id6" draw:end-glue-point="1">
          <text:p text:style-name="P6"/>
        </draw:connector>
        <draw:frame draw:style-name="gr3" draw:text-style-name="P7" draw:layer="layout" svg:width="5.73cm" svg:height="3.104cm" svg:x="1.62cm" svg:y="1.706cm">
          <draw:text-box>
            <text:p text:style-name="P6"><text:span text:style-name="T2">For more details see the paper titled “Practical Implementation of Rijndael S-Box Using Combinational Logic”</text:span></text:p>
          </draw:text-box>
        </draw:frame>
        <draw:connector draw:style-name="gr2" draw:text-style-name="P5" draw:layer="layout" svg:x1="10.499cm" svg:y1="1.134cm" svg:x2="10.525cm" svg:y2="2.27cm" draw:end-shape="id9" draw:end-glue-point="0">
          <text:p text:style-name="P6"/>
        </draw:connector>
        <draw:connector draw:style-name="gr2" draw:text-style-name="P5" draw:layer="layout" svg:x1="11.16cm" svg:y1="25.765cm" svg:x2="11.213cm" svg:y2="26.752cm" draw:start-shape="id7" draw:start-glue-point="2">
          <text:p text:style-name="P6"/>
        </draw:connector>
        <draw:frame draw:style-name="gr4" draw:layer="layout" svg:width="4.917cm" svg:height="0.962cm" svg:x="11.958cm" svg:y="1.308cm">
          <draw:text-box>
            <text:p text:style-name="P6">8-bit Sbox input</text:p>
          </draw:text-box>
        </draw:frame>
        <draw:frame draw:style-name="gr5" draw:text-style-name="P6" draw:layer="layout" svg:width="7.62cm" svg:height="1.175cm" svg:x="12.43cm" svg:y="25.765cm">
          <draw:text-box>
            <text:p text:style-name="P6">8-bit Sbox Out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Jevin Sweval</meta:initial-creator>
    <meta:creation-date>2009-04-05T15:44:56</meta:creation-date>
    <dc:creator>Jevin Sweval</dc:creator>
    <dc:date>2009-04-05T16:38:55</dc:date>
    <meta:editing-cycles>1</meta:editing-cycles>
    <meta:editing-duration>PT2M48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